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Arial2" svg:font-family="Arial" style:font-family-generic="roman"/>
    <style:font-face style:name="Arial Unicode MS" svg:font-family="'Arial Unicode MS'" style:font-family-generic="roman"/>
    <style:font-face style:name="Lohit Hindi" svg:font-family="'Lohit Hindi'" style:font-family-generic="roman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2pt" style:font-size-asian="12pt" style:font-size-complex="12pt"/>
    </style:style>
    <style:style style:name="P2" style:family="paragraph" style:parent-style-name="Text_20_body">
      <style:text-properties style:font-name="Arial" fo:font-size="12pt" officeooo:rsid="00185a86" officeooo:paragraph-rsid="001a9d5d" style:font-size-asian="12pt" style:font-size-complex="12pt"/>
    </style:style>
    <style:style style:name="P3" style:family="paragraph" style:parent-style-name="Text_20_body">
      <style:text-properties style:font-name="Arial" fo:font-size="12pt" officeooo:rsid="001d8675" officeooo:paragraph-rsid="001d8675" style:font-size-asian="12pt" style:font-size-complex="12pt"/>
    </style:style>
    <style:style style:name="P4" style:family="paragraph" style:parent-style-name="Text_20_body">
      <style:text-properties style:font-name="Arial" fo:font-size="12pt" officeooo:rsid="001d8675" officeooo:paragraph-rsid="001dad98" style:font-size-asian="12pt" style:font-size-complex="12pt"/>
    </style:style>
    <style:style style:name="P5" style:family="paragraph" style:parent-style-name="Text_20_body">
      <style:text-properties style:font-name="Arial" fo:font-size="12pt" officeooo:rsid="001d8675" officeooo:paragraph-rsid="0020769b" style:font-size-asian="12pt" style:font-size-complex="12pt"/>
    </style:style>
    <style:style style:name="P6" style:family="paragraph" style:parent-style-name="Text_20_body">
      <style:text-properties style:font-name="Arial" fo:font-size="12pt" officeooo:rsid="001d8675" officeooo:paragraph-rsid="002e5d06" style:font-size-asian="12pt" style:font-size-complex="12pt"/>
    </style:style>
    <style:style style:name="P7" style:family="paragraph" style:parent-style-name="Text_20_body">
      <style:text-properties style:font-name="Arial" fo:font-size="12pt" officeooo:rsid="001fda48" officeooo:paragraph-rsid="0020769b" style:font-size-asian="12pt" style:font-size-complex="12pt"/>
    </style:style>
    <style:style style:name="P8" style:family="paragraph" style:parent-style-name="Text_20_body">
      <style:text-properties style:font-name="Arial" fo:font-size="12pt" officeooo:rsid="001fda48" officeooo:paragraph-rsid="002cc570" style:font-size-asian="12pt" style:font-size-complex="12pt"/>
    </style:style>
    <style:style style:name="P9" style:family="paragraph" style:parent-style-name="Text_20_body">
      <style:text-properties style:font-name="Arial" fo:font-size="12pt" officeooo:rsid="002cc570" officeooo:paragraph-rsid="002cc570" style:font-size-asian="12pt" style:font-size-complex="12pt"/>
    </style:style>
    <style:style style:name="P10" style:family="paragraph" style:parent-style-name="Text_20_body">
      <style:text-properties style:font-name="Arial" fo:font-size="12pt" officeooo:rsid="002e5d06" officeooo:paragraph-rsid="002e5d06" style:font-size-asian="12pt" style:font-size-complex="12pt"/>
    </style:style>
    <style:style style:name="P11" style:family="paragraph" style:parent-style-name="Text_20_body">
      <style:text-properties style:font-name="Arial" fo:font-size="12pt" officeooo:rsid="002fa14f" officeooo:paragraph-rsid="002fa14f" style:font-size-asian="12pt" style:font-size-complex="12pt"/>
    </style:style>
    <style:style style:name="P12" style:family="paragraph" style:parent-style-name="Text_20_body">
      <style:text-properties officeooo:rsid="001d8675" officeooo:paragraph-rsid="001dad98"/>
    </style:style>
    <style:style style:name="P13" style:family="paragraph" style:parent-style-name="Text_20_body">
      <style:text-properties officeooo:rsid="001dad98" officeooo:paragraph-rsid="001dad98"/>
    </style:style>
    <style:style style:name="P14" style:family="paragraph" style:parent-style-name="Text_20_body">
      <style:text-properties officeooo:rsid="002504df" officeooo:paragraph-rsid="002504df"/>
    </style:style>
    <style:style style:name="P15" style:family="paragraph" style:parent-style-name="Text_20_body">
      <style:text-properties officeooo:paragraph-rsid="002504df"/>
    </style:style>
    <style:style style:name="P16" style:family="paragraph" style:parent-style-name="Text_20_body">
      <style:text-properties officeooo:rsid="0032b213" officeooo:paragraph-rsid="0032b213"/>
    </style:style>
    <style:style style:name="P17" style:family="paragraph" style:parent-style-name="Text_20_body">
      <style:text-properties style:font-name="Arial" fo:font-size="12pt" style:font-size-asian="12pt" style:font-size-complex="12pt"/>
    </style:style>
    <style:style style:name="P18" style:family="paragraph" style:parent-style-name="Text_20_body">
      <style:text-properties officeooo:rsid="002504df" officeooo:paragraph-rsid="002504df"/>
    </style:style>
    <style:style style:name="P19" style:family="paragraph" style:parent-style-name="Text_20_body">
      <style:text-properties officeooo:rsid="002504df" officeooo:paragraph-rsid="00358117"/>
    </style:style>
    <style:style style:name="P20" style:family="paragraph" style:parent-style-name="Text_20_body">
      <style:text-properties officeooo:rsid="003708de" officeooo:paragraph-rsid="003708de"/>
    </style:style>
    <style:style style:name="P21" style:family="paragraph" style:parent-style-name="Text_20_body">
      <style:text-properties officeooo:rsid="0039cf2f" officeooo:paragraph-rsid="0039cf2f"/>
    </style:style>
    <style:style style:name="P22" style:family="paragraph" style:parent-style-name="Text_20_body">
      <style:text-properties officeooo:paragraph-rsid="0039cf2f"/>
    </style:style>
    <style:style style:name="P23" style:family="paragraph" style:parent-style-name="Text_20_body">
      <style:text-properties style:font-name="DejaVu Sans Mono" officeooo:rsid="0039cf2f" officeooo:paragraph-rsid="0039cf2f"/>
    </style:style>
    <style:style style:name="P24" style:family="paragraph" style:parent-style-name="Text_20_body">
      <style:text-properties style:font-name="DejaVu Sans Mono" officeooo:paragraph-rsid="0039cf2f"/>
    </style:style>
    <style:style style:name="P25" style:family="paragraph" style:parent-style-name="Text_20_body">
      <style:text-properties style:font-name="DejaVu Sans Mono" officeooo:rsid="003ae379" officeooo:paragraph-rsid="003ae379"/>
    </style:style>
    <style:style style:name="P26" style:family="paragraph" style:parent-style-name="Text_20_body">
      <style:text-properties officeooo:rsid="003ae379" officeooo:paragraph-rsid="003ae379"/>
    </style:style>
    <style:style style:name="P27" style:family="paragraph" style:parent-style-name="Heading_20_1">
      <style:text-properties style:font-name="Arial2"/>
    </style:style>
    <style:style style:name="P28" style:family="paragraph" style:parent-style-name="Heading_20_2">
      <style:text-properties officeooo:rsid="002187ea" officeooo:paragraph-rsid="002187ea"/>
    </style:style>
    <style:style style:name="T1" style:family="text">
      <style:text-properties style:font-name="Arial"/>
    </style:style>
    <style:style style:name="T2" style:family="text">
      <style:text-properties style:font-name="Arial" officeooo:rsid="002e5d0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9921f" style:font-weight-asian="bold" style:font-weight-complex="bold"/>
    </style:style>
    <style:style style:name="T5" style:family="text">
      <style:text-properties fo:font-weight="bold" officeooo:rsid="001fda48" style:font-weight-asian="bold" style:font-weight-complex="bold"/>
    </style:style>
    <style:style style:name="T6" style:family="text">
      <style:text-properties fo:font-weight="bold" officeooo:rsid="002e5d06" style:font-weight-asian="bold" style:font-weight-complex="bold"/>
    </style:style>
    <style:style style:name="T7" style:family="text">
      <style:text-properties officeooo:rsid="001fda4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cc570" style:font-weight-asian="normal" style:font-weight-complex="normal"/>
    </style:style>
    <style:style style:name="T10" style:family="text">
      <style:text-properties fo:font-weight="normal" officeooo:rsid="001d40b6" style:font-weight-asian="normal" style:font-weight-complex="normal"/>
    </style:style>
    <style:style style:name="T11" style:family="text">
      <style:text-properties fo:font-weight="normal" officeooo:rsid="0034522c" style:font-weight-asian="normal" style:font-weight-complex="normal"/>
    </style:style>
    <style:style style:name="T12" style:family="text">
      <style:text-properties officeooo:rsid="002cc570"/>
    </style:style>
    <style:style style:name="T13" style:family="text">
      <style:text-properties style:font-name="DejaVu Sans Mono"/>
    </style:style>
    <style:style style:name="T14" style:family="text">
      <style:text-properties style:font-name="DejaVu Sans Mono" fo:font-weight="normal" style:font-weight-asian="normal" style:font-weight-complex="normal"/>
    </style:style>
    <style:style style:name="T15" style:family="text">
      <style:text-properties officeooo:rsid="001d8675"/>
    </style:style>
    <style:style style:name="T16" style:family="text">
      <style:text-properties officeooo:rsid="002e5d06"/>
    </style:style>
    <style:style style:name="T17" style:family="text">
      <style:text-properties officeooo:rsid="00317bb5"/>
    </style:style>
    <style:style style:name="T18" style:family="text">
      <style:text-properties officeooo:rsid="00358117"/>
    </style:style>
    <style:style style:name="T19" style:family="text">
      <style:text-properties style:font-name="Arial" officeooo:rsid="00358117"/>
    </style:style>
    <style:style style:name="T20" style:family="text">
      <style:text-properties style:font-name="DejaVu Sans Mono"/>
    </style:style>
    <style:style style:name="T21" style:family="text">
      <style:text-properties style:font-name="DejaVu Sans Mono" officeooo:rsid="00358117"/>
    </style:style>
    <style:style style:name="T22" style:family="text">
      <style:text-properties officeooo:rsid="0038440d"/>
    </style:style>
    <style:style style:name="T23" style:family="text">
      <style:text-properties officeooo:rsid="0039cf2f"/>
    </style:style>
    <style:style style:name="T24" style:family="text">
      <style:text-properties officeooo:rsid="003c9f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Styling Maps Using <text:span text:style-name="T17">Advanced </text:span>CartoCSS <text:span text:style-name="T17">Techniques</text:span></text:h>
      <text:p text:style-name="Standard"/>
      <text:p text:style-name="P16">The prev<text:span text:style-name="T24">i</text:span>ous reference covers the basics of CartoCSS: its syntax and common properties that you will encounter while using CartoCSS. This reference covers more advanced techniques.</text:p>
      <text:h text:style-name="Heading_20_3" text:outline-level="3"/>
      <text:h text:style-name="Heading_20_2" text:outline-level="2">Combining selectors</text:h>
      <text:p text:style-name="P1">You can <text:span text:style-name="T3">combine </text:span><text:span text:style-name="T5">conditional selectors</text:span><text:span text:style-name="T7"> by putting them directly next to each other</text:span>:</text:p>
      <text:p text:style-name="P1"><text:span text:style-name="Teletype"><text:tab/>#layer-name[attr1 = value1][attr2 &gt; value2] { ... }</text:span></text:p>
      <text:p text:style-name="P1"><text:span text:style-name="Teletype"/></text:p>
      <text:p text:style-name="P7">This statement will only apply to features where <text:span text:style-name="T4">all</text:span><text:span text:style-name="T8"> conditions are true. You can combine as many conditions as needed in this way. </text:span><text:span text:style-name="T9">For example, to style </text:span><text:span text:style-name="T11">only those </text:span><text:span text:style-name="T9">buildings in New York </text:span><text:span text:style-name="T11">that are </text:span><text:span text:style-name="T9">over 50 feet tall, you might write:</text:span></text:p>
      <text:p text:style-name="P8"><text:span text:style-name="T9"><text:tab/></text:span><text:span text:style-name="Teletype"><text:span text:style-name="T10">#buildings[state = 'New York']</text:span></text:span><text:span text:style-name="Teletype"><text:span text:style-name="T9">[height &gt; 50]</text:span></text:span><text:span text:style-name="Teletype"><text:span text:style-name="T10"> { ... }</text:span></text:span></text:p>
      <text:p text:style-name="P5"/>
      <text:p text:style-name="P9">If you find yourself writing things like this to apply styles when one condition or the other is true ( <text:span text:style-name="Teletype"><text:span text:style-name="T15">attr1 = value1 </text:span></text:span><text:span text:style-name="Teletype"><text:span text:style-name="T1">OR</text:span></text:span><text:span text:style-name="Teletype"> </text:span><text:span text:style-name="Teletype"><text:span text:style-name="T15">attr2 &gt; value2</text:span></text:span><text:span text:style-name="Teletype"><text:span text:style-name="T1">):</text:span></text:span></text:p>
      <text:p text:style-name="P3"><text:span text:style-name="Teletype"><text:tab/>#layer-name[attr1 = value1] {</text:span></text:p>
      <text:p text:style-name="P3"><text:span text:style-name="Teletype"><text:tab/><text:tab/>property: value;</text:span></text:p>
      <text:p text:style-name="P3"><text:span text:style-name="Teletype"><text:tab/>}</text:span></text:p>
      <text:p text:style-name="P3"><text:span text:style-name="Teletype"><text:tab/>#layer-name[attr2 &gt; value2] {</text:span></text:p>
      <text:p text:style-name="P3"><text:span text:style-name="Teletype"><text:tab/><text:tab/>property: value;</text:span></text:p>
      <text:p text:style-name="P3"><text:span text:style-name="Teletype"><text:tab/>}</text:span></text:p>
      <text:p text:style-name="P12"><text:span text:style-name="T12">consider </text:span>separat<text:span text:style-name="T12">ing</text:span> the selectors with a comma:</text:p>
      <text:p text:style-name="P4"><text:span text:style-name="Teletype"><text:tab/>#layer-name[attr1 = value1],</text:span></text:p>
      <text:p text:style-name="P4"><text:span text:style-name="Teletype"><text:tab/>#layer-name[attr2 &gt; value2] {</text:span></text:p>
      <text:p text:style-name="P4"><text:span text:style-name="Teletype"><text:tab/><text:tab/>property: value;</text:span></text:p>
      <text:p text:style-name="P4"><text:span text:style-name="Teletype"><text:tab/>}</text:span></text:p>
      <text:p text:style-name="P6"><text:span text:style-name="Teletype"><text:span text:style-name="T2">This does the same thing, but you don't have to repeat the styles (</text:span></text:span><text:span text:style-name="Teletype"><text:span text:style-name="T16">property: value</text:span></text:span><text:span text:style-name="Teletype"><text:span text:style-name="T2">) and if you have to change it later it will be faster.</text:span></text:span></text:p>
      <text:p text:style-name="P13"><text:span text:style-name="T16">Finally, you can </text:span><text:span text:style-name="T6">nest statements</text:span><text:span text:style-name="T16">. This says the same thing as the statement above</text:span>:</text:p>
      <text:p text:style-name="P3"><text:span text:style-name="Teletype"><text:tab/>#layer-name {</text:span></text:p>
      <text:p text:style-name="P3"><text:span text:style-name="Teletype"><text:tab/><text:tab/>[attr1 = value1],</text:span></text:p>
      <text:p text:style-name="P3"><text:span text:style-name="Teletype"><text:tab/><text:tab/>[attr2 &gt; value2] {</text:span></text:p>
      <text:p text:style-name="P3"><text:soft-page-break/><text:span text:style-name="Teletype"><text:tab/><text:tab/><text:tab/>property: value;</text:span></text:p>
      <text:p text:style-name="P3"><text:span text:style-name="Teletype"><text:tab/><text:tab/>}</text:span></text:p>
      <text:p text:style-name="P3"><text:span text:style-name="Teletype"><text:tab/>}</text:span></text:p>
      <text:p text:style-name="P1"/>
      <text:p text:style-name="P10">Let's make this more concrete:</text:p>
      <text:p text:style-name="P10"><text:tab/><text:span text:style-name="Teletype"><text:span text:style-name="T10">#buildings </text:span></text:span><text:span text:style-name="Teletype"><text:span text:style-name="T8">{</text:span></text:span></text:p>
      <text:p text:style-name="P10"><text:span text:style-name="Teletype"><text:span text:style-name="T10"><text:tab/><text:tab/>[state = 'New York'],</text:span></text:span></text:p>
      <text:p text:style-name="P10"><text:span text:style-name="Teletype"><text:span text:style-name="T10"><text:tab/><text:tab/></text:span></text:span><text:span text:style-name="Teletype"><text:span text:style-name="T9">[height &gt; 50]</text:span></text:span><text:span text:style-name="Teletype"><text:span text:style-name="T10"> {</text:span></text:span></text:p>
      <text:p text:style-name="P10"><text:span text:style-name="Teletype"><text:span text:style-name="T10"><text:tab/><text:tab/><text:tab/></text:span></text:span><text:span text:style-name="Teletype"><text:span text:style-name="T8">marker-fill: red;</text:span></text:span></text:p>
      <text:p text:style-name="P10"><text:span text:style-name="Teletype"><text:span text:style-name="T10"><text:tab/><text:tab/></text:span></text:span><text:span text:style-name="Teletype"><text:span text:style-name="T8">}</text:span></text:span></text:p>
      <text:p text:style-name="P10"><text:span text:style-name="Teletype"><text:span text:style-name="T8"><text:tab/>}</text:span></text:span></text:p>
      <text:p text:style-name="P11">This styles features in the <text:span text:style-name="T14">buildings</text:span> layer that either have <text:span text:style-name="T13">state</text:span> set to New York or <text:span text:style-name="T13">height</text:span> greater than 50 such that their marker fill is red.</text:p>
      <text:p text:style-name="P2"/>
      <text:h text:style-name="P28" text:outline-level="2">Variables</text:h>
      <text:p text:style-name="P14">Sometimes you will find yourself repeating values in your statements. Your statements can be made more flexible using variables. Creating a variable looks like this:</text:p>
      <text:p text:style-name="P14"><text:tab/><text:span text:style-name="Teletype">@variable: value;</text:span></text:p>
      <text:p text:style-name="P14">for example:</text:p>
      <text:p text:style-name="P14"><text:tab/><text:span text:style-name="Teletype">@roadcolor: #ff307a;</text:span></text:p>
      <text:p text:style-name="P15"/>
      <text:p text:style-name="P14">Then, instead of using the value in your statements, use <text:span text:style-name="Teletype">@variable</text:span>. For example:</text:p>
      <text:p text:style-name="P14"><text:tab/><text:span text:style-name="Teletype">#roads {</text:span></text:p>
      <text:p text:style-name="P14"><text:span text:style-name="Teletype"><text:tab/><text:tab/>line-color: @roadcolor;</text:span></text:p>
      <text:p text:style-name="P14"><text:span text:style-name="Teletype"><text:tab/>}</text:span></text:p>
      <text:p text:style-name="P14"/>
      <text:p text:style-name="P19"><text:span text:style-name="Teletype"><text:span text:style-name="T19">You can use math on variables. For example, if you have a variable named </text:span></text:span><text:span text:style-name="Teletype"><text:span text:style-name="T21">@width</text:span></text:span><text:span text:style-name="Teletype"><text:span text:style-name="T19"> for the width of your markers and want to double the marker width at zoom level 14, you could do something like this:</text:span></text:span></text:p>
      <text:p text:style-name="P19"><text:tab/><text:span text:style-name="Teletype">#</text:span><text:span text:style-name="Teletype"><text:span text:style-name="T18">buildings[zoom &gt;= 14]</text:span></text:span><text:span text:style-name="Teletype"> {</text:span></text:p>
      <text:p text:style-name="P19"><text:span text:style-name="Teletype"><text:tab/><text:tab/></text:span><text:span text:style-name="Teletype"><text:span text:style-name="T18">marker-width</text:span></text:span><text:span text:style-name="Teletype">: @</text:span><text:span text:style-name="Teletype"><text:span text:style-name="T18">width * 2</text:span></text:span><text:span text:style-name="Teletype">;</text:span></text:p>
      <text:p text:style-name="P19"><text:span text:style-name="Teletype"><text:tab/>}</text:span></text:p>
      <text:p text:style-name="P20"><text:span text:style-name="T22">In the same way, y</text:span>ou can use all basic arithmetic (<text:span text:style-name="T13">*</text:span>, <text:span text:style-name="T13">/</text:span>, <text:span text:style-name="T13">+</text:span>, <text:span text:style-name="T13">-</text:span>) on variables.</text:p>
      <text:p text:style-name="P20"/>
      <text:h text:style-name="Heading_20_2" text:outline-level="2"><text:soft-page-break/>Color functions</text:h>
      <text:p text:style-name="P21">Similarly to arithmetic with numbers, you can use functions on colors to change them. A full list of these functions is available in the <text:a xlink:type="simple" xlink:href="https://github.com/mapbox/carto/blob/master/docs/latest.md#color" text:style-name="Internet_20_link" text:visited-style-name="Visited_20_Internet_20_Link">official documentation for CartoCSS</text:a>, but we will list a few here:</text:p>
      <text:p text:style-name="P21"><text:tab/><text:span text:style-name="T13">lighten()</text:span></text:p>
      <text:p text:style-name="P23"><text:tab/>darken()</text:p>
      <text:p text:style-name="P24"><text:span text:style-name="T23"><text:tab/></text:span>fadein<text:span text:style-name="T23">()</text:span></text:p>
      <text:p text:style-name="P24"><text:span text:style-name="T23"><text:tab/></text:span>fade<text:span text:style-name="T23">out()</text:span></text:p>
      <text:p text:style-name="P22"/>
      <text:p text:style-name="P21">These each take a color and a percentage (the amount you want to lighten, darken, etc, the color). For example, if you have a variable called <text:span text:style-name="T13">@buildingcolor</text:span>, you might want to fill the marker and outline the color two different but related colors:</text:p>
      <text:p text:style-name="P21"><text:tab/><text:span text:style-name="T13">#buildings {</text:span></text:p>
      <text:p text:style-name="P23"><text:tab/><text:tab/>marker-fill: @buildingcolor;</text:p>
      <text:p text:style-name="P23"><text:tab/><text:tab/>marker-line-color: lighten(@buildingcolor, 25%);</text:p>
      <text:p text:style-name="P23"><text:tab/>}</text:p>
      <text:p text:style-name="P21"/>
      <text:p text:style-name="P21">This makes the markers have a fill of <text:span text:style-name="T13">@buildingcolor</text:span>, and the outlines of the markers are the same color but 25% lighter.</text:p>
      <text:p text:style-name="P26">You don't have to use a variable for the color, but it is a common way to use these functions.</text:p>
      <text:p text:style-name="P26"/>
      <text:h text:style-name="Heading_20_2" text:outline-level="2">Using attributes for property values</text:h>
      <text:p text:style-name="P26">Sometimes you want properties to get values based on the features' attributes but without splitting the features into classes. For example, instead of styling using ranges:</text:p>
      <text:p text:style-name="P26"><text:tab/><text:span text:style-name="T13">#buildings[height &gt; 50][height &lt;= 100] {</text:span></text:p>
      <text:p text:style-name="P25"><text:tab/><text:tab/>marker-width: 5;</text:p>
      <text:p text:style-name="P25"><text:tab/>}</text:p>
      <text:p text:style-name="P26"/>
      <text:p text:style-name="P26">We can write code that makes the markers' width always one-tenth of the building's height:</text:p>
      <text:p text:style-name="P26"><text:tab/><text:span text:style-name="T13"># buildings {</text:span></text:p>
      <text:p text:style-name="P25"><text:tab/><text:tab/>marker-width: [height] / 10;</text:p>
      <text:p text:style-name="P25"><text:tab/>}</text:p>
      <text:p text:style-name="P26"/>
      <text:p text:style-name="P26">That is, we surround the attribute's name in square brackets <text:span text:style-name="T13">[]</text:span> and can perform arithmetic on the attribute values as we would with a variable. When appropriate, this is useful as it reduces the amount of code we have to wr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Arial2" svg:font-family="Arial" style:font-family-generic="roman"/>
    <style:font-face style:name="Arial Unicode MS" svg:font-family="'Arial Unicode MS'" style:font-family-generic="roman"/>
    <style:font-face style:name="Lohit Hindi" svg:font-family="'Lohit Hindi'" style:font-family-generic="roman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Arial1" fo:font-family="Arial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Default" style:family="paragraph" style:default-outline-level="">
      <style:paragraph-properties fo:margin-left="0in" fo:margin-right="0in" fo:margin-top="0in" fo:margin-bottom="0in" loext:contextual-spacing="false" fo:orphans="2" fo:widows="2" fo:text-indent="0in" style:auto-text-indent="false" style:writing-mode="lr-tb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text-outline="false" style:text-line-through-style="none" style:text-line-through-type="none" style:font-name="Arial Unicode MS" fo:font-family="'Arial Unicode MS'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3" style:font-family-complex="Arial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orphans="2" fo:widows="2" fo:text-indent="-0.2362in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orphans="2" fo:widows="2" fo:text-indent="0in" style:auto-text-indent="false" style:writing-mode="lr-tb"/>
      <style:text-properties style:font-name="Arial Unicode MS" fo:font-family="'Arial Unicode MS'" style:font-family-generic="roman" fo:font-size="18pt" style:letter-kerning="true" style:font-name-asian="Tahoma" style:font-family-asian="Tahoma" style:font-family-generic-asian="system" style:font-pitch-asian="variable" style:font-size-asian="18pt" style:font-name-complex="Arial3" style:font-family-complex="Arial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turquis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turquis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turquis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style:font-name="Arial Unicode MS" fo:font-family="'Arial Unicode MS'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/>
    </style:style>
    <style:style style:name="Background" style:family="paragraph" style:default-outline-level="">
      <style:paragraph-properties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Arial3" style:font-family-complex="Arial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orphans="2" fo:widows="2" fo:text-indent="-0.2362in" style:auto-text-indent="false" style:writing-mode="lr-tb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orphans="2" fo:widows="2" style:writing-mode="lr-tb"/>
      <style:text-properties style:text-outline="false" style:text-line-through-style="none" style:text-line-through-type="none" style:font-name="Lohit Hindi" fo:font-family="'Lohit Hindi'" style:font-family-generic="roman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Arial3" style:font-family-complex="Arial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style:text-outline="false" style:text-line-through-style="none" style:text-line-through-type="none" style:font-name="Lohit Hindi" fo:font-family="'Lohit Hindi'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style:text-outline="false" style:text-line-through-style="none" style:text-line-through-type="none" style:font-name="Lohit Hindi" fo:font-family="'Lohit Hindi'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style:text-outline="false" style:text-line-through-style="none" style:text-line-through-type="none" style:font-name="Lohit Hindi" fo:font-family="'Lohit Hindi'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3" style:font-family-complex="'Lohit Hindi'" style:font-family-generic-complex="modern" style:font-pitch-complex="fixed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3" style:font-family-complex="'Lohit Hindi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</meta:initial-creator>
    <meta:creation-date>2014-02-12T12:26:04.475282301</meta:creation-date>
    <dc:date>2015-02-12T15:54:38.305042772</dc:date>
    <dc:creator>Eric Brelsford</dc:creator>
    <meta:editing-duration>PT12H41M45S</meta:editing-duration>
    <meta:editing-cycles>39</meta:editing-cycles>
    <meta:generator>LibreOffice/4.3.3.2$Linux_X86_64 LibreOffice_project/430m0$Build-2</meta:generator>
    <meta:document-statistic meta:table-count="0" meta:image-count="0" meta:object-count="0" meta:page-count="3" meta:paragraph-count="72" meta:word-count="615" meta:character-count="3687" meta:non-whitespace-character-count="3079"/>
  </office:meta>
</office:document-meta>
</file>